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1pt" svg:y="118.06pt">
            <loext:p draw:notify-on-update-of-ranges="Sheet1.C1:Sheet1.O1 Sheet1.B2:Sheet1.B2 Sheet1.C2:Sheet1.O2 Sheet1.B3:Sheet1.B3 Sheet1.C3:Sheet1.O3 Sheet1.B4:Sheet1.B4 Sheet1.C4:Sheet1.O4 Sheet1.B5:Sheet1.B5 Sheet1.C5:Sheet1.O5 Sheet1.B6:Sheet1.B6 Sheet1.C6:Sheet1.O6 Sheet1.B7:Sheet1.B7 Sheet1.C7:Sheet1.O7 Sheet1.B8:Sheet1.B8 Sheet1.C8:Sheet1.O8 Sheet1.B9:Sheet1.B9 Sheet1.C9:Sheet1.O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graphId</text:p>
          </table:table-cell>
          <table:table-cell office:value-type="string" calcext:value-type="string">
            <text:p>method</text:p>
          </table:table-cell>
          <table:table-cell table:style-name="ce1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Graph</text:p>
          </table:table-cell>
          <table:table-cell table:number-columns-repeated="2" table:style-name="ce2" office:value-type="float" office:value="0.98562" calcext:value-type="float">
            <text:p>0.98562</text:p>
          </table:table-cell>
          <table:table-cell office:value-type="float" office:value="0.98562" calcext:value-type="float">
            <text:p>0.98562</text:p>
          </table:table-cell>
          <table:table-cell office:value-type="float" office:value="0.98427" calcext:value-type="float">
            <text:p>0.98427</text:p>
          </table:table-cell>
          <table:table-cell table:style-name="ce2" office:value-type="float" office:value="0.98337" calcext:value-type="float">
            <text:p>0.98337</text:p>
          </table:table-cell>
          <table:table-cell table:style-name="ce2" office:value-type="float" office:value="0.98157" calcext:value-type="float">
            <text:p>0.98157</text:p>
          </table:table-cell>
          <table:table-cell table:style-name="ce2" office:value-type="float" office:value="0.97753" calcext:value-type="float">
            <text:p>0.97753</text:p>
          </table:table-cell>
          <table:table-cell table:style-name="ce2" office:value-type="float" office:value="0.97438" calcext:value-type="float">
            <text:p>0.97438</text:p>
          </table:table-cell>
          <table:table-cell table:style-name="ce2" office:value-type="float" office:value="0.97213" calcext:value-type="float">
            <text:p>0.97213</text:p>
          </table:table-cell>
          <table:table-cell table:style-name="ce2" office:value-type="float" office:value="0.96584" calcext:value-type="float">
            <text:p>0.96584</text:p>
          </table:table-cell>
          <table:table-cell table:style-name="ce2" office:value-type="float" office:value="0.95326" calcext:value-type="float">
            <text:p>0.95326</text:p>
          </table:table-cell>
          <table:table-cell table:style-name="ce2" office:value-type="float" office:value="0.92989" calcext:value-type="float">
            <text:p>0.92989</text:p>
          </table:table-cell>
          <table:table-cell table:style-name="ce2" office:value-type="float" office:value="0.90067" calcext:value-type="float">
            <text:p>0.90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om</text:p>
          </table:table-cell>
          <table:table-cell table:number-columns-repeated="2" table:style-name="ce2" office:value-type="float" office:value="0.98562" calcext:value-type="float">
            <text:p>0.98562</text:p>
          </table:table-cell>
          <table:table-cell office:value-type="float" office:value="0.98562" calcext:value-type="float">
            <text:p>0.98562</text:p>
          </table:table-cell>
          <table:table-cell office:value-type="float" office:value="0.98472" calcext:value-type="float">
            <text:p>0.98472</text:p>
          </table:table-cell>
          <table:table-cell table:style-name="ce2" office:value-type="float" office:value="0.98337" calcext:value-type="float">
            <text:p>0.98337</text:p>
          </table:table-cell>
          <table:table-cell table:style-name="ce2" office:value-type="float" office:value="0.98157" calcext:value-type="float">
            <text:p>0.98157</text:p>
          </table:table-cell>
          <table:table-cell table:style-name="ce2" office:value-type="float" office:value="0.97753" calcext:value-type="float">
            <text:p>0.97753</text:p>
          </table:table-cell>
          <table:table-cell table:style-name="ce2" office:value-type="float" office:value="0.97438" calcext:value-type="float">
            <text:p>0.97438</text:p>
          </table:table-cell>
          <table:table-cell table:style-name="ce2" office:value-type="float" office:value="0.97213" calcext:value-type="float">
            <text:p>0.97213</text:p>
          </table:table-cell>
          <table:table-cell table:style-name="ce2" office:value-type="float" office:value="0.96584" calcext:value-type="float">
            <text:p>0.96584</text:p>
          </table:table-cell>
          <table:table-cell table:style-name="ce2" office:value-type="float" office:value="0.95326" calcext:value-type="float">
            <text:p>0.95326</text:p>
          </table:table-cell>
          <table:table-cell table:style-name="ce2" office:value-type="float" office:value="0.92989" calcext:value-type="float">
            <text:p>0.92989</text:p>
          </table:table-cell>
          <table:table-cell table:style-name="ce2" office:value-type="float" office:value="0.90067" calcext:value-type="float">
            <text:p>0.90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Piv</text:p>
          </table:table-cell>
          <table:table-cell table:style-name="ce2" office:value-type="float" office:value="0.29303" calcext:value-type="float">
            <text:p>0.29303</text:p>
          </table:table-cell>
          <table:table-cell table:style-name="ce2" office:value-type="float" office:value="0.45933" calcext:value-type="float">
            <text:p>0.45933</text:p>
          </table:table-cell>
          <table:table-cell office:value-type="float" office:value="0.68063" calcext:value-type="float">
            <text:p>0.68063</text:p>
          </table:table-cell>
          <table:table-cell office:value-type="float" office:value="0.82733" calcext:value-type="float">
            <text:p>0.82733</text:p>
          </table:table-cell>
          <table:table-cell table:style-name="ce2" office:value-type="float" office:value="0.90499" calcext:value-type="float">
            <text:p>0.90499</text:p>
          </table:table-cell>
          <table:table-cell table:style-name="ce2" office:value-type="float" office:value="0.93267" calcext:value-type="float">
            <text:p>0.93267</text:p>
          </table:table-cell>
          <table:table-cell table:style-name="ce2" office:value-type="float" office:value="0.9484" calcext:value-type="float">
            <text:p>0.9484</text:p>
          </table:table-cell>
          <table:table-cell table:style-name="ce2" office:value-type="float" office:value="0.94813" calcext:value-type="float">
            <text:p>0.94813</text:p>
          </table:table-cell>
          <table:table-cell table:style-name="ce2" office:value-type="float" office:value="0.94787" calcext:value-type="float">
            <text:p>0.94787</text:p>
          </table:table-cell>
          <table:table-cell table:style-name="ce2" office:value-type="float" office:value="0.94238" calcext:value-type="float">
            <text:p>0.94238</text:p>
          </table:table-cell>
          <table:table-cell table:style-name="ce2" office:value-type="float" office:value="0.93115" calcext:value-type="float">
            <text:p>0.93115</text:p>
          </table:table-cell>
          <table:table-cell table:style-name="ce2" office:value-type="float" office:value="0.91191" calcext:value-type="float">
            <text:p>0.91191</text:p>
          </table:table-cell>
          <table:table-cell table:style-name="ce2" office:value-type="float" office:value="0.88351" calcext:value-type="float">
            <text:p>0.883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1side-dblp</text:p>
          </table:table-cell>
          <table:table-cell table:style-name="ce2" office:value-type="float" office:value="0.27649" calcext:value-type="float">
            <text:p>0.27649</text:p>
          </table:table-cell>
          <table:table-cell table:style-name="ce2" office:value-type="float" office:value="0.43326" calcext:value-type="float">
            <text:p>0.43326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82112" calcext:value-type="float">
            <text:p>0.82112</text:p>
          </table:table-cell>
          <table:table-cell table:style-name="ce2" office:value-type="float" office:value="0.90184" calcext:value-type="float">
            <text:p>0.90184</text:p>
          </table:table-cell>
          <table:table-cell table:style-name="ce2" office:value-type="float" office:value="0.93204" calcext:value-type="float">
            <text:p>0.93204</text:p>
          </table:table-cell>
          <table:table-cell table:style-name="ce2" office:value-type="float" office:value="0.9484" calcext:value-type="float">
            <text:p>0.9484</text:p>
          </table:table-cell>
          <table:table-cell table:style-name="ce2" office:value-type="float" office:value="0.94894" calcext:value-type="float">
            <text:p>0.94894</text:p>
          </table:table-cell>
          <table:table-cell table:style-name="ce2" office:value-type="float" office:value="0.94804" calcext:value-type="float">
            <text:p>0.94804</text:p>
          </table:table-cell>
          <table:table-cell table:style-name="ce2" office:value-type="float" office:value="0.94229" calcext:value-type="float">
            <text:p>0.94229</text:p>
          </table:table-cell>
          <table:table-cell table:style-name="ce2" office:value-type="float" office:value="0.93142" calcext:value-type="float">
            <text:p>0.93142</text:p>
          </table:table-cell>
          <table:table-cell table:style-name="ce2" office:value-type="float" office:value="0.9111" calcext:value-type="float">
            <text:p>0.9111</text:p>
          </table:table-cell>
          <table:table-cell table:style-name="ce2" office:value-type="float" office:value="0.88342" calcext:value-type="float">
            <text:p>0.88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table:number-columns-repeated="2" table:style-name="ce2" office:value-type="float" office:value="0.96557" calcext:value-type="float">
            <text:p>0.96557</text:p>
          </table:table-cell>
          <table:table-cell office:value-type="float" office:value="0.96557" calcext:value-type="float">
            <text:p>0.96557</text:p>
          </table:table-cell>
          <table:table-cell office:value-type="float" office:value="0.96467" calcext:value-type="float">
            <text:p>0.96467</text:p>
          </table:table-cell>
          <table:table-cell table:style-name="ce2" office:value-type="float" office:value="0.96378" calcext:value-type="float">
            <text:p>0.96378</text:p>
          </table:table-cell>
          <table:table-cell table:style-name="ce2" office:value-type="float" office:value="0.96243" calcext:value-type="float">
            <text:p>0.96243</text:p>
          </table:table-cell>
          <table:table-cell table:style-name="ce2" office:value-type="float" office:value="0.95838" calcext:value-type="float">
            <text:p>0.95838</text:p>
          </table:table-cell>
          <table:table-cell table:style-name="ce2" office:value-type="float" office:value="0.95524" calcext:value-type="float">
            <text:p>0.95524</text:p>
          </table:table-cell>
          <table:table-cell table:style-name="ce2" office:value-type="float" office:value="0.95299" calcext:value-type="float">
            <text:p>0.95299</text:p>
          </table:table-cell>
          <table:table-cell table:style-name="ce2" office:value-type="float" office:value="0.9467" calcext:value-type="float">
            <text:p>0.9467</text:p>
          </table:table-cell>
          <table:table-cell table:style-name="ce2" office:value-type="float" office:value="0.93456" calcext:value-type="float">
            <text:p>0.93456</text:p>
          </table:table-cell>
          <table:table-cell table:style-name="ce2" office:value-type="float" office:value="0.91272" calcext:value-type="float">
            <text:p>0.91272</text:p>
          </table:table-cell>
          <table:table-cell table:style-name="ce2" office:value-type="float" office:value="0.88387" calcext:value-type="float">
            <text:p>0.88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Center</text:p>
          </table:table-cell>
          <table:table-cell table:style-name="ce2" office:value-type="float" office:value="0.97474" calcext:value-type="float">
            <text:p>0.97474</text:p>
          </table:table-cell>
          <table:table-cell table:style-name="ce2" office:value-type="float" office:value="0.97312" calcext:value-type="float">
            <text:p>0.97312</text:p>
          </table:table-cell>
          <table:table-cell office:value-type="float" office:value="0.97079" calcext:value-type="float">
            <text:p>0.97079</text:p>
          </table:table-cell>
          <table:table-cell office:value-type="float" office:value="0.96899" calcext:value-type="float">
            <text:p>0.96899</text:p>
          </table:table-cell>
          <table:table-cell table:style-name="ce2" office:value-type="float" office:value="0.96629" calcext:value-type="float">
            <text:p>0.96629</text:p>
          </table:table-cell>
          <table:table-cell table:style-name="ce2" office:value-type="float" office:value="0.96333" calcext:value-type="float">
            <text:p>0.96333</text:p>
          </table:table-cell>
          <table:table-cell table:style-name="ce2" office:value-type="float" office:value="0.95838" calcext:value-type="float">
            <text:p>0.95838</text:p>
          </table:table-cell>
          <table:table-cell table:style-name="ce2" office:value-type="float" office:value="0.95524" calcext:value-type="float">
            <text:p>0.95524</text:p>
          </table:table-cell>
          <table:table-cell table:style-name="ce2" office:value-type="float" office:value="0.95299" calcext:value-type="float">
            <text:p>0.95299</text:p>
          </table:table-cell>
          <table:table-cell table:style-name="ce2" office:value-type="float" office:value="0.9467" calcext:value-type="float">
            <text:p>0.9467</text:p>
          </table:table-cell>
          <table:table-cell table:style-name="ce2" office:value-type="float" office:value="0.93447" calcext:value-type="float">
            <text:p>0.93447</text:p>
          </table:table-cell>
          <table:table-cell table:style-name="ce2" office:value-type="float" office:value="0.91254" calcext:value-type="float">
            <text:p>0.91254</text:p>
          </table:table-cell>
          <table:table-cell table:style-name="ce2" office:value-type="float" office:value="0.88387" calcext:value-type="float">
            <text:p>0.88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1</text:p>
          </table:table-cell>
          <table:table-cell table:style-name="ce2" office:value-type="float" office:value="0.98535" calcext:value-type="float">
            <text:p>0.98535</text:p>
          </table:table-cell>
          <table:table-cell table:style-name="ce2" office:value-type="float" office:value="0.98076" calcext:value-type="float">
            <text:p>0.98076</text:p>
          </table:table-cell>
          <table:table-cell office:value-type="float" office:value="0.97519" calcext:value-type="float">
            <text:p>0.97519</text:p>
          </table:table-cell>
          <table:table-cell office:value-type="float" office:value="0.98247" calcext:value-type="float">
            <text:p>0.98247</text:p>
          </table:table-cell>
          <table:table-cell table:style-name="ce2" office:value-type="float" office:value="0.98337" calcext:value-type="float">
            <text:p>0.98337</text:p>
          </table:table-cell>
          <table:table-cell table:style-name="ce2" office:value-type="float" office:value="0.98157" calcext:value-type="float">
            <text:p>0.98157</text:p>
          </table:table-cell>
          <table:table-cell table:style-name="ce2" office:value-type="float" office:value="0.97753" calcext:value-type="float">
            <text:p>0.97753</text:p>
          </table:table-cell>
          <table:table-cell table:style-name="ce2" office:value-type="float" office:value="0.97438" calcext:value-type="float">
            <text:p>0.97438</text:p>
          </table:table-cell>
          <table:table-cell table:style-name="ce2" office:value-type="float" office:value="0.97213" calcext:value-type="float">
            <text:p>0.97213</text:p>
          </table:table-cell>
          <table:table-cell table:style-name="ce2" office:value-type="float" office:value="0.96584" calcext:value-type="float">
            <text:p>0.96584</text:p>
          </table:table-cell>
          <table:table-cell table:style-name="ce2" office:value-type="float" office:value="0.95326" calcext:value-type="float">
            <text:p>0.95326</text:p>
          </table:table-cell>
          <table:table-cell table:style-name="ce2" office:value-type="float" office:value="0.92989" calcext:value-type="float">
            <text:p>0.92989</text:p>
          </table:table-cell>
          <table:table-cell table:style-name="ce2" office:value-type="float" office:value="0.90067" calcext:value-type="float">
            <text:p>0.90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2</text:p>
          </table:table-cell>
          <table:table-cell table:style-name="ce2" office:value-type="float" office:value="0.91164" calcext:value-type="float">
            <text:p>0.91164</text:p>
          </table:table-cell>
          <table:table-cell table:style-name="ce2" office:value-type="float" office:value="0.87128" calcext:value-type="float">
            <text:p>0.87128</text:p>
          </table:table-cell>
          <table:table-cell office:value-type="float" office:value="0.92431" calcext:value-type="float">
            <text:p>0.92431</text:p>
          </table:table-cell>
          <table:table-cell office:value-type="float" office:value="0.96854" calcext:value-type="float">
            <text:p>0.96854</text:p>
          </table:table-cell>
          <table:table-cell table:style-name="ce2" office:value-type="float" office:value="0.97888" calcext:value-type="float">
            <text:p>0.97888</text:p>
          </table:table-cell>
          <table:table-cell table:style-name="ce2" office:value-type="float" office:value="0.98049" calcext:value-type="float">
            <text:p>0.98049</text:p>
          </table:table-cell>
          <table:table-cell table:style-name="ce2" office:value-type="float" office:value="0.97753" calcext:value-type="float">
            <text:p>0.97753</text:p>
          </table:table-cell>
          <table:table-cell table:style-name="ce2" office:value-type="float" office:value="0.97438" calcext:value-type="float">
            <text:p>0.97438</text:p>
          </table:table-cell>
          <table:table-cell table:style-name="ce2" office:value-type="float" office:value="0.97213" calcext:value-type="float">
            <text:p>0.97213</text:p>
          </table:table-cell>
          <table:table-cell table:style-name="ce2" office:value-type="float" office:value="0.96584" calcext:value-type="float">
            <text:p>0.96584</text:p>
          </table:table-cell>
          <table:table-cell table:style-name="ce2" office:value-type="float" office:value="0.95326" calcext:value-type="float">
            <text:p>0.95326</text:p>
          </table:table-cell>
          <table:table-cell table:style-name="ce2" office:value-type="float" office:value="0.92989" calcext:value-type="float">
            <text:p>0.92989</text:p>
          </table:table-cell>
          <table:table-cell table:style-name="ce2" office:value-type="float" office:value="0.90067" calcext:value-type="float">
            <text:p>0.90067</text:p>
          </table:table-cell>
        </table:table-row>
        <table:table-row table:style-name="ro1" table:number-rows-repeated="9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9:25:44.371441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6:43:55.005179978</meta:creation-date>
    <dc:title>Tables</dc:title>
    <dc:date>2017-01-17T19:26:06.291883402</dc:date>
    <meta:editing-duration>PT5M34S</meta:editing-duration>
    <meta:editing-cycles>7</meta:editing-cycles>
    <meta:generator>LibreOffice/5.1.2.2$Linux_X86_64 LibreOffice_project/10m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2.458cm" style:legend-expansion="high" chart:style-name="ch2"/>
        <chart:plot-area chart:style-name="ch3" table:cell-range-address="Sheet1.B1:Sheet1.O9" chart:data-source-has-labels="both" svg:x="1.331cm" svg:y="0.18cm" svg:width="11.074cm" svg:height="7.659cm">
          <chartooo:coordinate-region svg:x="2.058cm" svg:y="0.379cm" svg:width="10.253cm" svg:height="6.813cm"/>
          <chart:axis chart:dimension="x" chart:name="primary-x" chart:style-name="ch4" chartooo:axis-type="auto">
            <chartooo:date-scale/>
            <chart:title svg:x="5.991cm" svg:y="8.019cm" chart:style-name="ch5">
              <text:p>3gram(title)</text:p>
            </chart:title>
            <chart:categories table:cell-range-address="Sheet1.C1:Sheet1.O1"/>
            <chart:grid chart:style-name="ch6" chart:class="major"/>
          </chart:axis>
          <chart:axis chart:dimension="y" chart:name="primary-y" chart:style-name="ch7">
            <chart:title svg:x="0.451cm" svg:y="4.357cm" chart:style-name="ch8">
              <text:p>Rec</text:p>
            </chart:title>
            <chart:grid chart:style-name="ch6" chart:class="major"/>
          </chart:axis>
          <chart:series chart:style-name="ch9" chart:values-cell-range-address="Sheet1.C2:Sheet1.O2" chart:label-cell-address="Sheet1.B2:Sheet1.B2" chart:class="chart:line">
            <chart:data-point chart:repeated="13"/>
          </chart:series>
          <chart:series chart:style-name="ch10" chart:values-cell-range-address="Sheet1.C3:Sheet1.O3" chart:label-cell-address="Sheet1.B3:Sheet1.B3" chart:class="chart:line">
            <chart:data-point chart:repeated="13"/>
          </chart:series>
          <chart:series chart:style-name="ch11" chart:values-cell-range-address="Sheet1.C4:Sheet1.O4" chart:label-cell-address="Sheet1.B4:Sheet1.B4" chart:class="chart:line">
            <chart:data-point chart:repeated="13"/>
          </chart:series>
          <chart:series chart:style-name="ch12" chart:values-cell-range-address="Sheet1.C5:Sheet1.O5" chart:label-cell-address="Sheet1.B5:Sheet1.B5" chart:class="chart:line">
            <chart:data-point chart:repeated="13"/>
          </chart:series>
          <chart:series chart:style-name="ch13" chart:values-cell-range-address="Sheet1.C6:Sheet1.O6" chart:label-cell-address="Sheet1.B6:Sheet1.B6" chart:class="chart:line">
            <chart:data-point chart:repeated="13"/>
          </chart:series>
          <chart:series chart:style-name="ch14" chart:values-cell-range-address="Sheet1.C7:Sheet1.O7" chart:label-cell-address="Sheet1.B7:Sheet1.B7" chart:class="chart:line">
            <chart:data-point chart:repeated="13"/>
          </chart:series>
          <chart:series chart:style-name="ch15" chart:values-cell-range-address="Sheet1.C8:Sheet1.O8" chart:label-cell-address="Sheet1.B8:Sheet1.B8" chart:class="chart:line">
            <chart:data-point chart:repeated="13"/>
          </chart:series>
          <chart:series chart:style-name="ch16" chart:values-cell-range-address="Sheet1.C9:Sheet1.O9" chart:label-cell-address="Sheet1.B9:Sheet1.B9" chart:class="chart:line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C1:Sheet1.O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8562">
                <text:p>0.98562</text:p>
                <draw:g>
                  <svg:desc>Sheet1.C2:Sheet1.O2</svg:desc>
                </draw:g>
              </table:table-cell>
              <table:table-cell office:value-type="float" office:value="0.98562">
                <text:p>0.98562</text:p>
              </table:table-cell>
              <table:table-cell office:value-type="float" office:value="0.98562">
                <text:p>0.98562</text:p>
              </table:table-cell>
              <table:table-cell office:value-type="float" office:value="0.98427">
                <text:p>0.98427</text:p>
              </table:table-cell>
              <table:table-cell office:value-type="float" office:value="0.98337">
                <text:p>0.98337</text:p>
              </table:table-cell>
              <table:table-cell office:value-type="float" office:value="0.98157">
                <text:p>0.98157</text:p>
              </table:table-cell>
              <table:table-cell office:value-type="float" office:value="0.97753">
                <text:p>0.97753</text:p>
              </table:table-cell>
              <table:table-cell office:value-type="float" office:value="0.97438">
                <text:p>0.97438</text:p>
              </table:table-cell>
              <table:table-cell office:value-type="float" office:value="0.97213">
                <text:p>0.97213</text:p>
              </table:table-cell>
              <table:table-cell office:value-type="float" office:value="0.96584">
                <text:p>0.96584</text:p>
              </table:table-cell>
              <table:table-cell office:value-type="float" office:value="0.95326">
                <text:p>0.95326</text:p>
              </table:table-cell>
              <table:table-cell office:value-type="float" office:value="0.92989">
                <text:p>0.92989</text:p>
              </table:table-cell>
              <table:table-cell office:value-type="float" office:value="0.90067">
                <text:p>0.90067</text:p>
              </table:table-cell>
            </table:table-row>
            <table:table-row>
              <table:table-cell office:value-type="string">
                <text:p>concom</text:p>
                <draw:g>
                  <svg:desc>Sheet1.B3:Sheet1.B3</svg:desc>
                </draw:g>
              </table:table-cell>
              <table:table-cell office:value-type="float" office:value="0.98562">
                <text:p>0.98562</text:p>
                <draw:g>
                  <svg:desc>Sheet1.C3:Sheet1.O3</svg:desc>
                </draw:g>
              </table:table-cell>
              <table:table-cell office:value-type="float" office:value="0.98562">
                <text:p>0.98562</text:p>
              </table:table-cell>
              <table:table-cell office:value-type="float" office:value="0.98562">
                <text:p>0.98562</text:p>
              </table:table-cell>
              <table:table-cell office:value-type="float" office:value="0.98472">
                <text:p>0.98472</text:p>
              </table:table-cell>
              <table:table-cell office:value-type="float" office:value="0.98337">
                <text:p>0.98337</text:p>
              </table:table-cell>
              <table:table-cell office:value-type="float" office:value="0.98157">
                <text:p>0.98157</text:p>
              </table:table-cell>
              <table:table-cell office:value-type="float" office:value="0.97753">
                <text:p>0.97753</text:p>
              </table:table-cell>
              <table:table-cell office:value-type="float" office:value="0.97438">
                <text:p>0.97438</text:p>
              </table:table-cell>
              <table:table-cell office:value-type="float" office:value="0.97213">
                <text:p>0.97213</text:p>
              </table:table-cell>
              <table:table-cell office:value-type="float" office:value="0.96584">
                <text:p>0.96584</text:p>
              </table:table-cell>
              <table:table-cell office:value-type="float" office:value="0.95326">
                <text:p>0.95326</text:p>
              </table:table-cell>
              <table:table-cell office:value-type="float" office:value="0.92989">
                <text:p>0.92989</text:p>
              </table:table-cell>
              <table:table-cell office:value-type="float" office:value="0.90067">
                <text:p>0.90067</text:p>
              </table:table-cell>
            </table:table-row>
            <table:table-row>
              <table:table-cell office:value-type="string">
                <text:p>CCPiv</text:p>
                <draw:g>
                  <svg:desc>Sheet1.B4:Sheet1.B4</svg:desc>
                </draw:g>
              </table:table-cell>
              <table:table-cell office:value-type="float" office:value="0.29303">
                <text:p>0.29303</text:p>
                <draw:g>
                  <svg:desc>Sheet1.C4:Sheet1.O4</svg:desc>
                </draw:g>
              </table:table-cell>
              <table:table-cell office:value-type="float" office:value="0.45933">
                <text:p>0.45933</text:p>
              </table:table-cell>
              <table:table-cell office:value-type="float" office:value="0.68063">
                <text:p>0.68063</text:p>
              </table:table-cell>
              <table:table-cell office:value-type="float" office:value="0.82733">
                <text:p>0.82733</text:p>
              </table:table-cell>
              <table:table-cell office:value-type="float" office:value="0.90499">
                <text:p>0.90499</text:p>
              </table:table-cell>
              <table:table-cell office:value-type="float" office:value="0.93267">
                <text:p>0.93267</text:p>
              </table:table-cell>
              <table:table-cell office:value-type="float" office:value="0.9484">
                <text:p>0.9484</text:p>
              </table:table-cell>
              <table:table-cell office:value-type="float" office:value="0.94813">
                <text:p>0.94813</text:p>
              </table:table-cell>
              <table:table-cell office:value-type="float" office:value="0.94787">
                <text:p>0.94787</text:p>
              </table:table-cell>
              <table:table-cell office:value-type="float" office:value="0.94238">
                <text:p>0.94238</text:p>
              </table:table-cell>
              <table:table-cell office:value-type="float" office:value="0.93115">
                <text:p>0.93115</text:p>
              </table:table-cell>
              <table:table-cell office:value-type="float" office:value="0.91191">
                <text:p>0.91191</text:p>
              </table:table-cell>
              <table:table-cell office:value-type="float" office:value="0.88351">
                <text:p>0.88351</text:p>
              </table:table-cell>
            </table:table-row>
            <table:table-row>
              <table:table-cell office:value-type="string">
                <text:p>cc1side-dblp</text:p>
                <draw:g>
                  <svg:desc>Sheet1.B5:Sheet1.B5</svg:desc>
                </draw:g>
              </table:table-cell>
              <table:table-cell office:value-type="float" office:value="0.27649">
                <text:p>0.27649</text:p>
                <draw:g>
                  <svg:desc>Sheet1.C5:Sheet1.O5</svg:desc>
                </draw:g>
              </table:table-cell>
              <table:table-cell office:value-type="float" office:value="0.43326">
                <text:p>0.43326</text:p>
              </table:table-cell>
              <table:table-cell office:value-type="float" office:value="0.6578">
                <text:p>0.6578</text:p>
              </table:table-cell>
              <table:table-cell office:value-type="float" office:value="0.82112">
                <text:p>0.82112</text:p>
              </table:table-cell>
              <table:table-cell office:value-type="float" office:value="0.90184">
                <text:p>0.90184</text:p>
              </table:table-cell>
              <table:table-cell office:value-type="float" office:value="0.93204">
                <text:p>0.93204</text:p>
              </table:table-cell>
              <table:table-cell office:value-type="float" office:value="0.9484">
                <text:p>0.9484</text:p>
              </table:table-cell>
              <table:table-cell office:value-type="float" office:value="0.94894">
                <text:p>0.94894</text:p>
              </table:table-cell>
              <table:table-cell office:value-type="float" office:value="0.94804">
                <text:p>0.94804</text:p>
              </table:table-cell>
              <table:table-cell office:value-type="float" office:value="0.94229">
                <text:p>0.94229</text:p>
              </table:table-cell>
              <table:table-cell office:value-type="float" office:value="0.93142">
                <text:p>0.93142</text:p>
              </table:table-cell>
              <table:table-cell office:value-type="float" office:value="0.9111">
                <text:p>0.9111</text:p>
              </table:table-cell>
              <table:table-cell office:value-type="float" office:value="0.88342">
                <text:p>0.88342</text:p>
              </table:table-cell>
            </table:table-row>
            <table:table-row>
              <table:table-cell office:value-type="string">
                <text:p>center</text:p>
                <draw:g>
                  <svg:desc>Sheet1.B6:Sheet1.B6</svg:desc>
                </draw:g>
              </table:table-cell>
              <table:table-cell office:value-type="float" office:value="0.96557">
                <text:p>0.96557</text:p>
                <draw:g>
                  <svg:desc>Sheet1.C6:Sheet1.O6</svg:desc>
                </draw:g>
              </table:table-cell>
              <table:table-cell office:value-type="float" office:value="0.96557">
                <text:p>0.96557</text:p>
              </table:table-cell>
              <table:table-cell office:value-type="float" office:value="0.96557">
                <text:p>0.96557</text:p>
              </table:table-cell>
              <table:table-cell office:value-type="float" office:value="0.96467">
                <text:p>0.96467</text:p>
              </table:table-cell>
              <table:table-cell office:value-type="float" office:value="0.96378">
                <text:p>0.96378</text:p>
              </table:table-cell>
              <table:table-cell office:value-type="float" office:value="0.96243">
                <text:p>0.96243</text:p>
              </table:table-cell>
              <table:table-cell office:value-type="float" office:value="0.95838">
                <text:p>0.95838</text:p>
              </table:table-cell>
              <table:table-cell office:value-type="float" office:value="0.95524">
                <text:p>0.95524</text:p>
              </table:table-cell>
              <table:table-cell office:value-type="float" office:value="0.95299">
                <text:p>0.95299</text:p>
              </table:table-cell>
              <table:table-cell office:value-type="float" office:value="0.9467">
                <text:p>0.9467</text:p>
              </table:table-cell>
              <table:table-cell office:value-type="float" office:value="0.93456">
                <text:p>0.93456</text:p>
              </table:table-cell>
              <table:table-cell office:value-type="float" office:value="0.91272">
                <text:p>0.91272</text:p>
              </table:table-cell>
              <table:table-cell office:value-type="float" office:value="0.88387">
                <text:p>0.88387</text:p>
              </table:table-cell>
            </table:table-row>
            <table:table-row>
              <table:table-cell office:value-type="string">
                <text:p>MergCenter</text:p>
                <draw:g>
                  <svg:desc>Sheet1.B7:Sheet1.B7</svg:desc>
                </draw:g>
              </table:table-cell>
              <table:table-cell office:value-type="float" office:value="0.97474">
                <text:p>0.97474</text:p>
                <draw:g>
                  <svg:desc>Sheet1.C7:Sheet1.O7</svg:desc>
                </draw:g>
              </table:table-cell>
              <table:table-cell office:value-type="float" office:value="0.97312">
                <text:p>0.97312</text:p>
              </table:table-cell>
              <table:table-cell office:value-type="float" office:value="0.97079">
                <text:p>0.97079</text:p>
              </table:table-cell>
              <table:table-cell office:value-type="float" office:value="0.96899">
                <text:p>0.96899</text:p>
              </table:table-cell>
              <table:table-cell office:value-type="float" office:value="0.96629">
                <text:p>0.96629</text:p>
              </table:table-cell>
              <table:table-cell office:value-type="float" office:value="0.96333">
                <text:p>0.96333</text:p>
              </table:table-cell>
              <table:table-cell office:value-type="float" office:value="0.95838">
                <text:p>0.95838</text:p>
              </table:table-cell>
              <table:table-cell office:value-type="float" office:value="0.95524">
                <text:p>0.95524</text:p>
              </table:table-cell>
              <table:table-cell office:value-type="float" office:value="0.95299">
                <text:p>0.95299</text:p>
              </table:table-cell>
              <table:table-cell office:value-type="float" office:value="0.9467">
                <text:p>0.9467</text:p>
              </table:table-cell>
              <table:table-cell office:value-type="float" office:value="0.93447">
                <text:p>0.93447</text:p>
              </table:table-cell>
              <table:table-cell office:value-type="float" office:value="0.91254">
                <text:p>0.91254</text:p>
              </table:table-cell>
              <table:table-cell office:value-type="float" office:value="0.88387">
                <text:p>0.88387</text:p>
              </table:table-cell>
            </table:table-row>
            <table:table-row>
              <table:table-cell office:value-type="string">
                <text:p>star1</text:p>
                <draw:g>
                  <svg:desc>Sheet1.B8:Sheet1.B8</svg:desc>
                </draw:g>
              </table:table-cell>
              <table:table-cell office:value-type="float" office:value="0.98535">
                <text:p>0.98535</text:p>
                <draw:g>
                  <svg:desc>Sheet1.C8:Sheet1.O8</svg:desc>
                </draw:g>
              </table:table-cell>
              <table:table-cell office:value-type="float" office:value="0.98076">
                <text:p>0.98076</text:p>
              </table:table-cell>
              <table:table-cell office:value-type="float" office:value="0.97519">
                <text:p>0.97519</text:p>
              </table:table-cell>
              <table:table-cell office:value-type="float" office:value="0.98247">
                <text:p>0.98247</text:p>
              </table:table-cell>
              <table:table-cell office:value-type="float" office:value="0.98337">
                <text:p>0.98337</text:p>
              </table:table-cell>
              <table:table-cell office:value-type="float" office:value="0.98157">
                <text:p>0.98157</text:p>
              </table:table-cell>
              <table:table-cell office:value-type="float" office:value="0.97753">
                <text:p>0.97753</text:p>
              </table:table-cell>
              <table:table-cell office:value-type="float" office:value="0.97438">
                <text:p>0.97438</text:p>
              </table:table-cell>
              <table:table-cell office:value-type="float" office:value="0.97213">
                <text:p>0.97213</text:p>
              </table:table-cell>
              <table:table-cell office:value-type="float" office:value="0.96584">
                <text:p>0.96584</text:p>
              </table:table-cell>
              <table:table-cell office:value-type="float" office:value="0.95326">
                <text:p>0.95326</text:p>
              </table:table-cell>
              <table:table-cell office:value-type="float" office:value="0.92989">
                <text:p>0.92989</text:p>
              </table:table-cell>
              <table:table-cell office:value-type="float" office:value="0.90067">
                <text:p>0.90067</text:p>
              </table:table-cell>
            </table:table-row>
            <table:table-row>
              <table:table-cell office:value-type="string">
                <text:p>star2</text:p>
                <draw:g>
                  <svg:desc>Sheet1.B9:Sheet1.B9</svg:desc>
                </draw:g>
              </table:table-cell>
              <table:table-cell office:value-type="float" office:value="0.91164">
                <text:p>0.91164</text:p>
                <draw:g>
                  <svg:desc>Sheet1.C9:Sheet1.O9</svg:desc>
                </draw:g>
              </table:table-cell>
              <table:table-cell office:value-type="float" office:value="0.87128">
                <text:p>0.87128</text:p>
              </table:table-cell>
              <table:table-cell office:value-type="float" office:value="0.92431">
                <text:p>0.92431</text:p>
              </table:table-cell>
              <table:table-cell office:value-type="float" office:value="0.96854">
                <text:p>0.96854</text:p>
              </table:table-cell>
              <table:table-cell office:value-type="float" office:value="0.97888">
                <text:p>0.97888</text:p>
              </table:table-cell>
              <table:table-cell office:value-type="float" office:value="0.98049">
                <text:p>0.98049</text:p>
              </table:table-cell>
              <table:table-cell office:value-type="float" office:value="0.97753">
                <text:p>0.97753</text:p>
              </table:table-cell>
              <table:table-cell office:value-type="float" office:value="0.97438">
                <text:p>0.97438</text:p>
              </table:table-cell>
              <table:table-cell office:value-type="float" office:value="0.97213">
                <text:p>0.97213</text:p>
              </table:table-cell>
              <table:table-cell office:value-type="float" office:value="0.96584">
                <text:p>0.96584</text:p>
              </table:table-cell>
              <table:table-cell office:value-type="float" office:value="0.95326">
                <text:p>0.95326</text:p>
              </table:table-cell>
              <table:table-cell office:value-type="float" office:value="0.92989">
                <text:p>0.92989</text:p>
              </table:table-cell>
              <table:table-cell office:value-type="float" office:value="0.90067">
                <text:p>0.90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